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210" officeooo:paragraph-rsid="00026210"/>
    </style:style>
    <style:style style:name="P2" style:family="paragraph" style:parent-style-name="Standard">
      <style:text-properties officeooo:rsid="0003a099" officeooo:paragraph-rsid="0003a099"/>
    </style:style>
    <style:style style:name="P3" style:family="paragraph" style:parent-style-name="Standard">
      <style:text-properties officeooo:rsid="0005ef3c" officeooo:paragraph-rsid="0005ef3c"/>
    </style:style>
    <style:style style:name="P4" style:family="paragraph" style:parent-style-name="Standard">
      <style:text-properties fo:font-weight="bold" officeooo:rsid="0005ef3c" officeooo:paragraph-rsid="0005ef3c" style:font-weight-asian="bold" style:font-weight-complex="bold"/>
    </style:style>
    <style:style style:name="P5" style:family="paragraph" style:parent-style-name="Standard">
      <style:text-properties fo:font-weight="normal" officeooo:rsid="0005ef3c" officeooo:paragraph-rsid="0005ef3c" style:font-weight-asian="normal" style:font-weight-complex="normal"/>
    </style:style>
    <style:style style:name="P6" style:family="paragraph" style:parent-style-name="Standard">
      <style:text-properties fo:font-weight="normal" officeooo:rsid="000bb85c" officeooo:paragraph-rsid="000bb85c" style:font-weight-asian="normal" style:font-weight-complex="normal"/>
    </style:style>
    <style:style style:name="P7" style:family="paragraph" style:parent-style-name="Standard">
      <style:text-properties fo:font-weight="normal" officeooo:rsid="000cd889" officeooo:paragraph-rsid="000cd889" style:font-weight-asian="normal" style:font-weight-complex="normal"/>
    </style:style>
    <style:style style:name="P8" style:family="paragraph" style:parent-style-name="Standard">
      <style:text-properties officeooo:rsid="000876b5" officeooo:paragraph-rsid="000876b5"/>
    </style:style>
    <style:style style:name="P9" style:family="paragraph" style:parent-style-name="Standard">
      <style:text-properties officeooo:rsid="000bb85c" officeooo:paragraph-rsid="000bb85c"/>
    </style:style>
    <style:style style:name="P10" style:family="paragraph" style:parent-style-name="Standard">
      <style:text-properties officeooo:rsid="000cac17" officeooo:paragraph-rsid="000cac17"/>
    </style:style>
    <style:style style:name="P11" style:family="paragraph" style:parent-style-name="Standard" style:list-style-name="L1">
      <style:text-properties officeooo:rsid="000876b5" officeooo:paragraph-rsid="000876b5"/>
    </style:style>
    <style:style style:name="P12" style:family="paragraph" style:parent-style-name="Standard">
      <style:text-properties officeooo:rsid="0004f216" officeooo:paragraph-rsid="0004f216"/>
    </style:style>
    <style:style style:name="P13" style:family="paragraph" style:parent-style-name="Standard">
      <style:text-properties officeooo:rsid="000e2569" officeooo:paragraph-rsid="000e2569"/>
    </style:style>
    <style:style style:name="T1" style:family="text">
      <style:text-properties officeooo:rsid="00074e7d"/>
    </style:style>
    <style:style style:name="T2" style:family="text">
      <style:text-properties officeooo:rsid="000a2cd7"/>
    </style:style>
    <style:style style:name="T3" style:family="text">
      <style:text-properties officeooo:rsid="000a44d4"/>
    </style:style>
    <style:style style:name="T4" style:family="text">
      <style:text-properties officeooo:rsid="000cd8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ème monétaire et commerce :</text:p>
      <text:p text:style-name="P5">Le troc est encore largement utilisé</text:p>
      <text:p text:style-name="P5"/>
      <text:p text:style-name="P5">Une bora = 10 ora = 100 ra (BTV)</text:p>
      <text:p text:style-name="P5"/>
      <text:p text:style-name="P5">Un habitant des Humbles moyen peut espérer gagner 1 <text:span text:style-name="T1">o</text:span>ra du mois</text:p>
      <text:p text:style-name="P5">Un habitant des Hauts moyen 10 bora du mois</text:p>
      <text:p text:style-name="P5"/>
      <text:p text:style-name="P4">Politique :</text:p>
      <text:p text:style-name="P8">Le gouvernement est le Conseil avec :</text:p>
      <text:list xml:id="list3986444029343275849" text:style-name="L1">
        <text:list-item>
          <text:p text:style-name="P11">1 représentant des Humbles : <text:s/><text:span text:style-name="T2">Varia Cafti</text:span></text:p>
        </text:list-item>
        <text:list-item>
          <text:p text:style-name="P11">1 représentant des Hauts : <text:span text:style-name="T3">Andreas Sil'Sabar</text:span></text:p>
        </text:list-item>
        <text:list-item>
          <text:p text:style-name="P11">1 gouverneur militaire : <text:span text:style-name="T2">Kuvira Gil'Asfia</text:span></text:p>
        </text:list-item>
        <text:list-item>
          <text:p text:style-name="P11">1 grand prêtre : <text:span text:style-name="T2">Fred Vil'Batra</text:span></text:p>
        </text:list-item>
        <text:list-item>
          <text:p text:style-name="P11">1 représentant des commerçants : <text:span text:style-name="T2">Garok Arpan</text:span></text:p>
        </text:list-item>
      </text:list>
      <text:p text:style-name="P1"/>
      <text:p text:style-name="P1"/>
      <text:p text:style-name="P9">Possibilité d'assister au Conseil et élections des représentants pour 10 ans : </text:p>
      <text:p text:style-name="P9"/>
      <text:p text:style-name="P9"/>
      <text:p text:style-name="P1">Symbole de l'académie : une main qui fait le symbole de cast (à déterminer) dans un cercle</text:p>
      <text:p text:style-name="P1">l'Académie</text:p>
      <text:p text:style-name="P1"/>
      <text:p text:style-name="P10">A l'Académie : entrée à partir de 7 ans (jusqu'à 10 ans environ) , entrée selon les compétences en dessin à l'entrée pour 10 ans d'études</text:p>
      <text:p text:style-name="P1"/>
      <text:p text:style-name="P1">Rpz du peuple : une guilde des travailleurs ? Un syndicat ? Juste un mouvement révolutionaire ?</text:p>
      <text:p text:style-name="P1"/>
      <text:p text:style-name="P1"/>
      <text:p text:style-name="P2">Pourquoi forment-ils les élèves au combat rudimentaire : <text:span text:style-name="T4">répression</text:span></text:p>
      <text:p text:style-name="P2"/>
      <text:p text:style-name="P2">Cité refermée sur elle-même qui préfère cacher l'existence des régions voisines pck <text:span text:style-name="T4">dans d'autres régions, la religion Naturiste est mise à mal pck ils restreignent pas leur potentiel</text:span></text:p>
      <text:p text:style-name="P2"/>
      <text:p text:style-name="P12">Efforts d'érudition dans le spectacle et la défense militaire mais pas pr l'exploration?</text:p>
      <text:p text:style-name="P12"/>
      <text:p text:style-name="P13">Les tours de garde à chacun des 3 passages sont en fait des camps d'une vingtaine de garde.</text:p>
      <text:p text:style-name="P3"/>
      <text:p text:style-name="P4">Histoire :</text:p>
      <text:p text:style-name="P4"/>
      <text:p text:style-name="P7">En l'an 0, la religion Naturiste naît suite au témoignage du premier Don de Lumière. Elle se propage rapidement puis se heurte au scepticisme des Inaptes et aux croyances païennes. Progressivement, elle travaille à prendre le contrôle et unifier la population. </text:p>
      <text:p text:style-name="P7">En l'an 193, le quartier divin est finalement construit; alors, la religion Naturiste est déjà bien en place et travaille à refermer sa poigne.</text:p>
      <text:p text:style-name="P7">En l'an 261, Hauteplume interdit officiellement de sortir de la vallée.</text:p>
      <text:p text:style-name="P7">En l'an 302, la grande bibliothèque est brûlée et remplacée par la bibliothèque de l'Académie nouvellement fondée. Dès lors, les connaissances sur le monde extérieur à la vallée disparaissent progressivement.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1M15S</meta:editing-duration>
    <meta:editing-cycles>11</meta:editing-cycles>
    <meta:generator>LibreOffice/5.2.7.2$Windows_x86 LibreOffice_project/2b7f1e640c46ceb28adf43ee075a6e8b8439ed10</meta:generator>
    <dc:date>2019-11-14T09:01:28.013000000</dc:date>
    <meta:document-statistic meta:table-count="0" meta:image-count="0" meta:object-count="0" meta:page-count="1" meta:paragraph-count="26" meta:word-count="337" meta:character-count="1992" meta:non-whitespace-character-count="1683"/>
    <meta:user-defined meta:name="Info 1"/>
    <meta:user-defined meta:name="Info 2"/>
    <meta:user-defined meta:name="Info 3"/>
    <meta:user-defined meta:name="Info 4"/>
  </office:meta>
</office:document-meta>
</file>